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6.86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ee6e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7.112cm" svg:x="4.937cm" svg:y="6.207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10.271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99cm" svg:height="2.413cm" svg:x="10.398cm" svg:y="10.271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207cm" svg:y="2.524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8.288cm" svg:height="9.779cm" svg:x="1.254cm" svg:y="14.462cm">
          <text:p text:style-name="P1">FPGA</text:p>
          <text:p text:style-name="P3">SYS_CPU </text:p>
          <text:p text:style-name="P3">Clock Domai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604cm" svg:y1="16.494cm" svg:x2="7.604cm" svg:y2="12.684cm">
          <text:p/>
        </draw:line>
        <draw:line draw:style-name="gr5" draw:text-style-name="P4" draw:layer="layout" svg:x1="12.811cm" svg:y1="12.684cm" svg:x2="12.811cm" svg:y2="16.494cm">
          <text:p/>
        </draw:line>
        <draw:custom-shape draw:style-name="gr6" draw:text-style-name="P5" draw:layer="layout" svg:width="4.064cm" svg:height="1.27cm" svg:x="5.953cm" svg:y="16.494cm">
          <text:p text:style-name="P5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5.953cm" svg:y="19.415cm">
          <text:p text:style-name="P5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7.985cm" svg:y="22.463cm">
          <text:p text:style-name="P5"><text:span text:style-name="T1">Xilinx FIF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6.494cm">
          <text:p text:style-name="P5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1.27cm" svg:x="10.398cm" svg:y="19.415cm">
          <text:p text:style-name="P5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175cm" svg:x="1.254cm" svg:y="25.257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1.651cm" svg:x="7.731cm" svg:y="26.019cm">
          <text:p text:style-name="P5"><text:span text:style-name="T1">AXIS FIFO Drive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382cm" svg:y1="23.733cm" svg:x2="9.382cm" svg:y2="26.019cm">
          <text:p/>
        </draw:line>
        <draw:line draw:style-name="gr5" draw:text-style-name="P4" draw:layer="layout" svg:x1="12.938cm" svg:y1="17.764cm" svg:x2="12.938cm" svg:y2="19.288cm">
          <text:p/>
        </draw:line>
        <draw:line draw:style-name="gr5" draw:text-style-name="P4" draw:layer="layout" svg:x1="7.604cm" svg:y1="19.415cm" svg:x2="7.604cm" svg:y2="17.764cm">
          <text:p/>
        </draw:line>
        <draw:line draw:style-name="gr5" draw:text-style-name="P4" draw:layer="layout" svg:x1="9.128cm" svg:y1="22.463cm" svg:x2="9.128cm" svg:y2="20.685cm">
          <text:p/>
        </draw:line>
        <draw:line draw:style-name="gr5" draw:text-style-name="P4" draw:layer="layout" svg:x1="11.414cm" svg:y1="20.685cm" svg:x2="11.414cm" svg:y2="22.463cm">
          <text:p/>
        </draw:line>
        <draw:line draw:style-name="gr9" draw:text-style-name="P6" draw:layer="layout" svg:x1="7.223cm" svg:y1="4.302cm" svg:x2="7.223cm" svg:y2="8.112cm">
          <text:p/>
        </draw:line>
        <draw:custom-shape draw:style-name="gr6" draw:text-style-name="P5" xml:id="id1" draw:id="id1" draw:layer="layout" svg:width="4.064cm" svg:height="1.27cm" svg:x="5.318cm" svg:y="8.112cm">
          <text:p text:style-name="P5"><text:span text:style-name="T1">Analog Switch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604cm" svg:y1="10.271cm" svg:x2="7.604cm" svg:y2="9.382cm">
          <text:p/>
        </draw:line>
        <draw:connector draw:style-name="gr5" draw:text-style-name="P4" draw:layer="layout" svg:x1="9.382cm" svg:y1="8.747cm" svg:x2="12.747cm" svg:y2="10.271cm" draw:start-shape="id1" draw:start-glue-point="1" draw:end-shape="id2" draw:end-glue-point="0" svg:d="M9382 8747h3365v1524" svg:viewBox="0 0 3366 152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12-22T08:08:11.782451080</dc:date>
    <meta:editing-duration>PT7M16S</meta:editing-duration>
    <meta:editing-cycles>3</meta:editing-cycles>
    <meta:document-statistic meta:object-count="23"/>
  </office:meta>
</office:document-meta>
</file>